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09cm" svg:stroke-color="#000000" svg:stroke-opacity="100%" draw:stroke-linejoin="miter" svg:stroke-linecap="square" draw:fill="solid" draw:fill-color="#eaeaea" draw:textarea-horizontal-align="left" draw:textarea-vertical-align="middle" draw:auto-grow-height="false" fo:min-height="1.354cm" fo:min-width="3.534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2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587cm" fo:min-width="1.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644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8cm" fo:min-width="1.66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8cm" fo:min-width="1.765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459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3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764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3cm" fo:min-width="3.143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764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796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587cm" fo:min-width="1.3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588cm" fo:min-width="1.3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8cm" fo:min-width="1.669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2.498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3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2.76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3cm" fo:min-width="3.142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3cm" fo:min-width="3.142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2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655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552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587cm" fo:min-width="1.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588cm" fo:min-width="1.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44cm" fo:min-width="2.507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0.509cm" fo:min-width="0.457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9cm" fo:min-width="0.457cm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669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0.509cm" fo:min-width="0.456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2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669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0.771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629cm" fo:min-width="1.17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508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462cm" fo:min-width="0.947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462cm" fo:min-width="0.947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9cm" fo:min-width="0.457cm" fo:padding-top="0.125cm" fo:padding-bottom="0.125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508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2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eaeaea" draw:textarea-horizontal-align="justify" draw:textarea-vertical-align="middle" draw:auto-grow-height="false" fo:min-height="0.842cm" fo:min-width="3.142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116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116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8cm" fo:min-width="0.757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459cm" fo:min-width="0.79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8cm" fo:min-width="1.116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347cm" fo:min-width="1.3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9cm" fo:min-width="0.456cm" fo:padding-top="0.125cm" fo:padding-bottom="0.125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587cm" fo:min-width="1.3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9cm" fo:min-width="0.457cm" fo:padding-top="0.125cm" fo:padding-bottom="0.125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none" draw:fill-color="#ffffff" draw:textarea-horizontal-align="justify" draw:textarea-vertical-align="middle" draw:auto-grow-height="false" fo:min-height="0.587cm" fo:min-width="1.3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0.509cm" fo:min-width="0.457cm" fo:padding-top="0.125cm" fo:padding-bottom="0.125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508cm" fo:min-width="0.457cm" fo:padding-top="0.125cm" fo:padding-bottom="0.125cm" fo:padding-left="0.25cm" fo:padding-right="0.25cm" fo:wrap-option="wrap" draw:shadow-color="#808080"/>
    </style:style>
    <style:style style:name="gr72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.503cm" fo:min-width="0.519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508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764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8cm" fo:min-width="1.765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">
      <style:graphic-properties draw:stroke="solid" svg:stroke-width="0.009cm" svg:stroke-color="#000000" svg:stroke-opacity="100%" draw:stroke-linejoin="miter" svg:stroke-linecap="square" draw:fill="solid" draw:fill-color="#ffffff" draw:textarea-horizontal-align="justify" draw:textarea-vertical-align="middle" draw:auto-grow-height="false" fo:min-height="0.339cm" fo:min-width="1.644cm" fo:padding-top="0.13cm" fo:padding-bottom="0.13cm" fo:padding-left="0.25cm" fo:padding-right="0.25cm" fo:wrap-option="no-wrap" draw:shadow-color="#808080"/>
    </style:style>
    <style:style style:name="gr77" style:family="graphic" style:parent-style-name="standard">
      <style:graphic-properties draw:stroke="solid" svg:stroke-width="0.009cm" svg:stroke-color="#000000" svg:stroke-opacity="100%" draw:stroke-linejoin="miter" svg:stroke-linecap="square" draw:fill="none" draw:fill-color="#ffffff" draw:textarea-horizontal-align="left" draw:textarea-vertical-align="middle" draw:auto-grow-height="false" fo:min-height="0.696cm" fo:min-width="1.3cm" fo:padding-top="0.13cm" fo:padding-bottom="0.13cm" fo:padding-left="0.25cm" fo:padding-right="0.25cm" fo:wrap-option="no-wrap" draw:shadow-color="#808080"/>
    </style:style>
    <style:style style:name="gr78" style:family="graphic">
      <style:graphic-properties style:protect="size"/>
    </style:style>
    <style:style style:name="gr79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4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solid" draw:fill-color="#eaeaea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3" style:family="paragraph">
      <loext:graphic-properties draw:fill="solid" draw:fill-color="#eaeaea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style:text-underline-style="none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style:text-underline-style="none"/>
    </style:style>
    <style:style style:name="T1" style:family="text">
      <style:text-properties style:font-name="Arial"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2" style:family="text">
      <style:text-properties style:font-name="Arial" fo:font-size="12pt" fo:language="en" fo:country="GB" fo:font-weight="bold" style:font-size-asian="12pt" style:language-asian="en" style:country-asian="GB" style:font-weight-asian="bold" style:font-size-complex="12pt" style:language-complex="en" style:country-complex="GB" style:font-weight-complex="bold"/>
    </style:style>
    <style:style style:name="T3" style:family="text">
      <style:text-properties style:font-name="Arial" fo:font-size="12pt" fo:language="en" fo:country="GB" style:font-size-asian="12pt" style:language-asian="en" style:country-asian="GB" style:font-size-complex="12pt" style:language-complex="en" style:country-complex="GB"/>
    </style:style>
    <style:style style:name="T4" style:family="text">
      <style:text-properties style:font-name="Arial" fo:font-size="12pt" fo:language="en" fo:country="GB" style:text-underline-style="solid" style:text-underline-width="auto" style:text-underline-color="font-color" style:font-size-asian="12pt" style:language-asian="en" style:country-asian="GB" style:font-size-complex="12pt" style:language-complex="en" style:country-complex="GB"/>
    </style:style>
    <style:style style:name="T5" style:family="text">
      <style:text-properties fo:color="#800000" style:font-name="Arial" fo:font-size="12pt" fo:language="en" fo:country="GB" style:font-size-asian="12pt" style:language-asian="en" style:country-asian="GB" style:font-size-complex="12pt" style:language-complex="en" style:country-complex="GB"/>
    </style:style>
    <style:style style:name="T6" style:family="text">
      <style:text-properties style:font-name="Arial" fo:font-size="14pt" fo:language="en" fo:country="GB" fo:text-shadow="1pt 1pt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7" style:family="text">
      <style:text-properties fo:font-size="11pt" fo:language="fr" fo:country="FR" style:font-size-asian="11pt" style:language-asian="fr" style:country-asian="FR" style:font-size-complex="11pt" style:language-complex="fr" style:country-complex="FR"/>
    </style:style>
    <style:style style:name="T8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9" style:family="text">
      <style:text-properties fo:color="#800000"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style:font-name="Arial" fo:font-size="12pt" fo:language="en" fo:country="GB" style:text-underline-style="none" style:font-size-asian="12pt" style:language-asian="en" style:country-asian="GB" style:font-size-complex="12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style-name="gr1" draw:text-style-name="P1" draw:layer="layout" svg:width="4.034cm" svg:height="1.614cm" svg:x="22.199cm" svg:y="5.001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xml:id="id4" draw:id="id4" draw:layer="layout" svg:width="3.642cm" svg:height="1.102cm" svg:x="12.969cm" svg:y="5.649cm">
          <text:list text:style-name="L1">
            <text:list-header>
              <text:p text:style-name="P2"><text:span text:style-name="T1">Destin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4" xml:id="id2" draw:id="id2" draw:layer="layout" svg:width="3.598cm" svg:height="1.693cm" svg:x="11.192cm" svg:y="3.387cm">
          <text:list text:style-name="L1">
            <text:list-header>
              <text:p text:style-name="P2"><text:span text:style-name="T2">Departs from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" draw:id="id1" draw:layer="layout" svg:width="3.643cm" svg:height="1.102cm" svg:x="12.885cm" svg:y="1.742cm">
          <text:list text:style-name="L1">
            <text:list-header>
              <text:p text:style-name="P2"><text:span text:style-name="T1">Rout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" draw:text-style-name="P5" draw:layer="layout" draw:type="line" svg:x1="14.706cm" svg:y1="2.844cm" svg:x2="12.991cm" svg:y2="3.387cm" draw:start-shape="id1" draw:start-glue-point="2" draw:end-shape="id2" draw:end-glue-point="4" svg:d="M14706 2844l-1715 543" svg:viewBox="0 0 1716 544">
          <text:p/>
        </draw:connector>
        <draw:custom-shape draw:style-name="gr6" draw:text-style-name="P6" xml:id="id3" draw:id="id3" draw:layer="layout" svg:width="3.03cm" svg:height="0.847cm" svg:x="8.634cm" svg:y="1.27cm">
          <text:list text:style-name="L1">
            <text:list-header>
              <text:p text:style-name="P2"><text:span text:style-name="T3">routePric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4.706cm" svg:y1="1.742cm" svg:x2="11.664cm" svg:y2="1.694cm" draw:start-shape="id1" draw:start-glue-point="0" draw:end-shape="id3" draw:end-glue-point="10" svg:d="M14706 1742l-3042-48" svg:viewBox="0 0 3043 49">
          <text:p/>
        </draw:connector>
        <draw:connector draw:style-name="gr5" draw:text-style-name="P5" draw:layer="layout" draw:type="line" svg:x1="12.991cm" svg:y1="5.08cm" svg:x2="14.79cm" svg:y2="5.649cm" draw:start-shape="id2" draw:start-glue-point="6" draw:end-shape="id4" draw:end-glue-point="0" svg:d="M12991 5080l1799 569" svg:viewBox="0 0 1800 570">
          <text:p/>
        </draw:connector>
        <draw:custom-shape draw:style-name="gr7" draw:text-style-name="P6" xml:id="id5" draw:id="id5" draw:layer="layout" svg:width="3.065cm" svg:height="0.846cm" svg:x="18.172cm" svg:y="5.777cm">
          <text:list text:style-name="L1">
            <text:list-header>
              <text:p text:style-name="P2"><text:span text:style-name="T4">airportCod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6.611cm" svg:y1="6.2cm" svg:x2="18.172cm" svg:y2="6.2cm" draw:start-shape="id4" draw:start-glue-point="1" draw:end-shape="id5" draw:end-glue-point="6" svg:d="M16611 6200h1561" svg:viewBox="0 0 1562 1">
          <text:p/>
        </draw:connector>
        <draw:custom-shape draw:style-name="gr8" draw:text-style-name="P6" xml:id="id6" draw:id="id6" draw:layer="layout" svg:width="3.201cm" svg:height="0.846cm" svg:x="18.036cm" svg:y="4.582cm">
          <text:list text:style-name="L1">
            <text:list-header>
              <text:p text:style-name="P2"><text:span text:style-name="T3">nam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6.611cm" svg:y1="6.2cm" svg:x2="18.036cm" svg:y2="5.005cm" draw:start-shape="id4" draw:start-glue-point="1" draw:end-shape="id6" draw:end-glue-point="6" svg:d="M16611 6200l1425-1195" svg:viewBox="0 0 1426 1196">
          <text:p/>
        </draw:connector>
        <draw:custom-shape draw:style-name="gr9" draw:text-style-name="P6" xml:id="id7" draw:id="id7" draw:layer="layout" svg:width="2.769cm" svg:height="0.847cm" svg:x="18.468cm" svg:y="6.822cm">
          <text:list text:style-name="L1">
            <text:list-header>
              <text:p text:style-name="P2"><text:span text:style-name="T3">countr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6.611cm" svg:y1="6.2cm" svg:x2="18.468cm" svg:y2="7.246cm" draw:start-shape="id4" draw:start-glue-point="1" draw:end-shape="id7" draw:end-glue-point="6" svg:d="M16611 6200l1857 1046" svg:viewBox="0 0 1858 1047">
          <text:p/>
        </draw:connector>
        <draw:custom-shape draw:style-name="gr10" draw:text-style-name="P3" xml:id="id8" draw:id="id8" draw:layer="layout" svg:width="3.643cm" svg:height="1.102cm" svg:x="2.769cm" svg:y="9.878cm">
          <text:list text:style-name="L1">
            <text:list-header>
              <text:p text:style-name="P2"><text:span text:style-name="T1">Fl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3.202cm" svg:height="0.847cm" svg:x="7.955cm" svg:y="10.592cm">
          <text:list text:style-name="L1">
            <text:list-header>
              <text:p text:style-name="P2"><text:span text:style-name="T4">flightNumb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412cm" svg:y1="10.429cm" svg:x2="7.955cm" svg:y2="11.016cm" draw:start-shape="id8" draw:start-glue-point="1" draw:end-shape="id9" draw:end-glue-point="6" svg:d="M6412 10429l1543 587" svg:viewBox="0 0 1544 588">
          <text:p/>
        </draw:connector>
        <draw:custom-shape draw:style-name="gr12" draw:text-style-name="P3" xml:id="id10" draw:id="id10" draw:layer="layout" svg:width="3.643cm" svg:height="1.103cm" svg:x="2.134cm" svg:y="5.049cm">
          <text:list text:style-name="L1">
            <text:list-header>
              <text:p text:style-name="P2"><text:span text:style-name="T1">WeeklyFl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xml:id="id11" draw:id="id11" draw:layer="layout" svg:width="3.202cm" svg:height="0.847cm" svg:x="7.139cm" svg:y="3.717cm">
          <text:list text:style-name="L1">
            <text:list-header>
              <text:p text:style-name="P2"><text:span text:style-name="T4">i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5.777cm" svg:y1="5.6cm" svg:x2="7.139cm" svg:y2="4.141cm" draw:start-shape="id10" draw:start-glue-point="1" draw:end-shape="id11" draw:end-glue-point="6" svg:d="M5777 5600l1362-1459" svg:viewBox="0 0 1363 1460">
          <text:p/>
        </draw:connector>
        <draw:custom-shape draw:style-name="gr14" draw:text-style-name="P6" xml:id="id12" draw:id="id12" draw:layer="layout" svg:width="3.246cm" svg:height="0.847cm" svg:x="7.245cm" svg:y="7.232cm">
          <text:list text:style-name="L1">
            <text:list-header>
              <text:p text:style-name="P2"><text:span text:style-name="T3">departureTim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5.777cm" svg:y1="5.6cm" svg:x2="7.245cm" svg:y2="7.656cm" draw:start-shape="id10" draw:start-glue-point="1" draw:end-shape="id12" draw:end-glue-point="6" svg:d="M5777 5600l1468 2056" svg:viewBox="0 0 1469 2057">
          <text:p/>
        </draw:connector>
        <draw:custom-shape draw:style-name="gr15" draw:text-style-name="P4" xml:id="id13" draw:id="id13" draw:layer="layout" svg:width="3.598cm" svg:height="1.693cm" svg:x="2.183cm" svg:y="1.407cm">
          <text:list text:style-name="L1">
            <text:list-header>
              <text:p text:style-name="P2"><text:span text:style-name="T2">Connecting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4" xml:id="id14" draw:id="id14" draw:layer="layout" svg:width="3.598cm" svg:height="1.694cm" svg:x="2.355cm" svg:y="7.011cm">
          <text:list text:style-name="L1">
            <text:list-header>
              <text:p text:style-name="P2"><text:span text:style-name="T2">Scheduled on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2.885cm" svg:y1="2.293cm" svg:x2="5.781cm" svg:y2="2.254cm" draw:start-shape="id1" draw:start-glue-point="3" draw:end-shape="id13" draw:end-glue-point="7" svg:d="M12885 2293l-7104-39" svg:viewBox="0 0 7105 40">
          <text:p/>
        </draw:connector>
        <draw:connector draw:style-name="gr5" draw:text-style-name="P5" draw:layer="layout" draw:type="line" svg:x1="3.955cm" svg:y1="5.049cm" svg:x2="3.982cm" svg:y2="3.1cm" draw:start-shape="id10" draw:start-glue-point="0" draw:end-shape="id13" draw:end-glue-point="6" svg:d="M3955 5049l27-1949" svg:viewBox="0 0 28 1950">
          <text:p/>
        </draw:connector>
        <draw:connector draw:style-name="gr5" draw:text-style-name="P5" draw:layer="layout" draw:type="line" svg:x1="4.154cm" svg:y1="7.011cm" svg:x2="3.955cm" svg:y2="6.152cm" draw:start-shape="id14" draw:start-glue-point="4" draw:end-shape="id10" draw:end-glue-point="2" svg:d="M4154 7011l-199-859" svg:viewBox="0 0 200 860">
          <text:p/>
        </draw:connector>
        <draw:connector draw:style-name="gr5" draw:text-style-name="P5" draw:layer="layout" draw:type="line" svg:x1="4.59cm" svg:y1="9.878cm" svg:x2="4.154cm" svg:y2="8.705cm" draw:start-shape="id8" draw:start-glue-point="0" draw:end-shape="id14" draw:end-glue-point="6" svg:d="M4590 9878l-436-1173" svg:viewBox="0 0 437 1174">
          <text:p/>
        </draw:connector>
        <draw:custom-shape draw:style-name="gr17" draw:text-style-name="P3" xml:id="id15" draw:id="id15" draw:layer="layout" svg:width="3.643cm" svg:height="1.102cm" svg:x="14.027cm" svg:y="7.942cm">
          <text:list text:style-name="L1">
            <text:list-header>
              <text:p text:style-name="P2"><text:span text:style-name="T1">Passen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xml:id="id16" draw:id="id16" draw:layer="layout" svg:width="3.065cm" svg:height="0.846cm" svg:x="19.892cm" svg:y="9.146cm">
          <text:list text:style-name="L1">
            <text:list-header>
              <text:p text:style-name="P2"><text:span text:style-name="T3">firstNam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7.67cm" svg:y1="8.493cm" svg:x2="19.892cm" svg:y2="9.569cm" draw:start-shape="id15" draw:start-glue-point="1" draw:end-shape="id16" draw:end-glue-point="6" svg:d="M17670 8493l2222 1076" svg:viewBox="0 0 2223 1077">
          <text:p/>
        </draw:connector>
        <draw:custom-shape draw:style-name="gr19" draw:text-style-name="P6" xml:id="id17" draw:id="id17" draw:layer="layout" svg:width="4.238cm" svg:height="0.847cm" svg:x="19.306cm" svg:y="8.127cm">
          <text:list text:style-name="L1">
            <text:list-header>
              <text:p text:style-name="P2"><text:span text:style-name="T4">passeportNumb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7.67cm" svg:y1="8.493cm" svg:x2="19.306cm" svg:y2="8.551cm" draw:start-shape="id15" draw:start-glue-point="1" draw:end-shape="id17" draw:end-glue-point="6" svg:d="M17670 8493l1636 58" svg:viewBox="0 0 1637 59">
          <text:p/>
        </draw:connector>
        <draw:custom-shape draw:style-name="gr20" draw:text-style-name="P3" xml:id="id18" draw:id="id18" draw:layer="layout" svg:width="3.643cm" svg:height="1.102cm" svg:x="14.102cm" svg:y="11.849cm">
          <text:list text:style-name="L1">
            <text:list-header>
              <text:p text:style-name="P2"><text:span text:style-name="T1">Reserv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6" xml:id="id19" draw:id="id19" draw:layer="layout" svg:width="4.608cm" svg:height="0.847cm" svg:x="18.508cm" svg:y="11.346cm">
          <text:list text:style-name="L1">
            <text:list-header>
              <text:p text:style-name="P2"><text:span text:style-name="T4">reservationNumb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7.745cm" svg:y1="12.4cm" svg:x2="18.508cm" svg:y2="11.77cm" draw:start-shape="id18" draw:start-glue-point="1" draw:end-shape="id19" draw:end-glue-point="6" svg:d="M17745 12400l763-630" svg:viewBox="0 0 764 631">
          <text:p/>
        </draw:connector>
        <draw:custom-shape draw:style-name="gr22" draw:text-style-name="P3" xml:id="id33" draw:id="id33" draw:layer="layout" svg:width="3.642cm" svg:height="1.103cm" svg:x="1.27cm" svg:y="16.17cm">
          <text:list text:style-name="L1">
            <text:list-header>
              <text:p text:style-name="P2"><text:span text:style-name="T1">Boo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3" xml:id="id20" draw:id="id20" draw:layer="layout" svg:width="3.642cm" svg:height="1.103cm" svg:x="13.604cm" svg:y="17.568cm">
          <text:list text:style-name="L1">
            <text:list-header>
              <text:p text:style-name="P2"><text:span text:style-name="T1">Pay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xml:id="id21" draw:id="id21" draw:layer="layout" svg:width="3.047cm" svg:height="0.847cm" svg:x="22.353cm" svg:y="14.984cm">
          <text:list text:style-name="L2">
            <text:list-header>
              <text:p text:style-name="P2"><text:span text:style-name="T5">cardNumb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7.246cm" svg:y1="18.119cm" svg:x2="22.353cm" svg:y2="15.408cm" draw:start-shape="id20" draw:start-glue-point="1" draw:end-shape="id21" draw:end-glue-point="6" svg:d="M17246 18119l5107-2711" svg:viewBox="0 0 5108 2712">
          <text:p/>
        </draw:connector>
        <draw:custom-shape draw:style-name="gr25" draw:text-style-name="P6" xml:id="id22" draw:id="id22" draw:layer="layout" svg:width="2.902cm" svg:height="0.847cm" svg:x="21.59cm" svg:y="16.003cm">
          <text:list text:style-name="L1">
            <text:list-header>
              <text:p text:style-name="P2"><text:span text:style-name="T6">i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7.246cm" svg:y1="18.119cm" svg:x2="21.59cm" svg:y2="16.427cm" draw:start-shape="id20" draw:start-glue-point="1" draw:end-shape="id22" draw:end-glue-point="6" svg:d="M17246 18119l4344-1692" svg:viewBox="0 0 4345 1693">
          <text:p/>
        </draw:connector>
        <draw:custom-shape draw:style-name="gr26" draw:text-style-name="P4" xml:id="id25" draw:id="id25" draw:layer="layout" svg:width="3.598cm" svg:height="1.693cm" svg:x="14.601cm" svg:y="9.543cm">
          <text:list text:style-name="L1">
            <text:list-header>
              <text:p text:style-name="P2"><text:span text:style-name="T2">Made by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4" xml:id="id23" draw:id="id23" draw:layer="layout" svg:width="3.599cm" svg:height="1.694cm" svg:x="4.824cm" svg:y="12.554cm">
          <text:list text:style-name="L1">
            <text:list-header>
              <text:p text:style-name="P2"><text:span text:style-name="T2">Reserved for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4.824cm" svg:y1="13.401cm" svg:x2="4.59cm" svg:y2="10.98cm" draw:start-shape="id23" draw:start-glue-point="5" draw:end-shape="id8" draw:end-glue-point="2" svg:d="M4824 13401l-234-2421" svg:viewBox="0 0 235 2422">
          <text:p/>
        </draw:connector>
        <draw:connector draw:style-name="gr5" draw:text-style-name="P5" draw:layer="layout" draw:type="line" svg:x1="14.102cm" svg:y1="12.4cm" svg:x2="8.423cm" svg:y2="13.401cm" draw:start-shape="id18" draw:start-glue-point="3" draw:end-shape="id23" draw:end-glue-point="7" svg:d="M14102 12400l-5679 1001" svg:viewBox="0 0 5680 1002">
          <text:p/>
        </draw:connector>
        <draw:custom-shape draw:style-name="gr28" draw:text-style-name="P6" xml:id="id24" draw:id="id24" draw:layer="layout" svg:width="4.251cm" svg:height="0.988cm" svg:x="8.352cm" svg:y="9.459cm">
          <text:list text:style-name="L1">
            <text:list-header>
              <text:p text:style-name="P2"><text:span text:style-name="T3">nbrFreeSeat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412cm" svg:y1="10.429cm" svg:x2="8.352cm" svg:y2="9.953cm" draw:start-shape="id8" draw:start-glue-point="1" draw:end-shape="id24" draw:end-glue-point="6" svg:d="M6412 10429l1940-476" svg:viewBox="0 0 1941 477">
          <text:p/>
        </draw:connector>
        <draw:g>
          <draw:connector draw:style-name="gr5" draw:text-style-name="P5" draw:layer="layout" draw:type="line" svg:x1="15.923cm" svg:y1="11.849cm" svg:x2="16.4cm" svg:y2="11.236cm" draw:start-shape="id18" draw:start-glue-point="0" draw:end-shape="id25" draw:end-glue-point="6" svg:d="M15923 11849l477-613" svg:viewBox="0 0 478 614">
            <text:p/>
          </draw:connector>
          <draw:custom-shape draw:style-name="gr29" draw:text-style-name="P8" draw:layer="layout" svg:width="0.781cm" svg:height="1.191cm" svg:x="15.456cm" svg:y="11.214cm">
            <text:list text:style-name="L1">
              <text:list-header>
                <text:p text:style-name="P7"><text:span text:style-name="T7">N</text:span></text:p>
                <text:p text:style-name="P7"><text:span text:style-name="T7"/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style-name="gr5" draw:text-style-name="P5" draw:layer="layout" draw:type="line" svg:x1="16.4cm" svg:y1="9.543cm" svg:x2="15.848cm" svg:y2="9.044cm" draw:start-shape="id25" draw:start-glue-point="4" draw:end-shape="id15" draw:end-glue-point="2" svg:d="M16400 9543l-552-499" svg:viewBox="0 0 553 500">
            <text:p/>
          </draw:connector>
          <draw:custom-shape draw:style-name="gr30" draw:text-style-name="P8" draw:layer="layout" svg:width="0.849cm" svg:height="0.726cm" svg:x="16.382cm" svg:y="9.018cm">
            <text:list text:style-name="L1">
              <text:list-header>
                <text:p text:style-name="P7"><text:span text:style-name="T7">M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1" draw:text-style-name="P8" draw:layer="layout" svg:width="0.957cm" svg:height="0.758cm" svg:x="21.846cm" svg:y="1.27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8" draw:layer="layout" svg:width="0.957cm" svg:height="0.759cm" svg:x="13.714cm" svg:y="2.844cm">
          <text:list text:style-name="L2">
            <text:list-header>
              <text:p text:style-name="P7"><text:span text:style-name="T9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0.957cm" svg:height="0.758cm" svg:x="2.796cm" svg:y="3.559cm">
          <text:list text:style-name="L1">
            <text:list-header>
              <text:p text:style-name="P7"><text:span text:style-name="T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8" draw:layer="layout" svg:width="0.957cm" svg:height="0.758cm" svg:x="8.44cm" svg:y="13.212cm">
          <text:list text:style-name="L1">
            <text:list-header>
              <text:p text:style-name="P7"><text:span text:style-name="T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8" draw:layer="layout" svg:width="0.957cm" svg:height="0.759cm" svg:x="11.743cm" svg:y="4.824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" draw:text-style-name="P5" draw:layer="layout" draw:type="line" svg:x1="17.67cm" svg:y1="8.493cm" svg:x2="19.893cm" svg:y2="10.372cm" draw:start-shape="id15" draw:start-glue-point="1" svg:d="M17670 8493l2223 1879" svg:viewBox="0 0 2224 1880">
          <text:p/>
        </draw:connector>
        <draw:custom-shape draw:style-name="gr36" draw:text-style-name="P6" draw:layer="layout" svg:width="3.065cm" svg:height="0.847cm" svg:x="18.944cm" svg:y="10.111cm">
          <text:list text:style-name="L1">
            <text:list-header>
              <text:p text:style-name="P2"><text:span text:style-name="T3">familyNam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draw:layer="layout" svg:width="0.957cm" svg:height="0.758cm" svg:x="19.05cm" svg:y="13.463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8" draw:layer="layout" svg:width="0.956cm" svg:height="0.759cm" svg:x="4.71cm" svg:y="11.822cm">
          <text:list text:style-name="L2">
            <text:list-header>
              <text:p text:style-name="P7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3" xml:id="id26" draw:id="id26" draw:layer="layout" svg:width="3.642cm" svg:height="1.102cm" svg:x="20.232cm" svg:y="13.463cm">
          <text:list text:style-name="L1">
            <text:list-header>
              <text:p text:style-name="P2"><text:span text:style-name="T1">Conta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6" xml:id="id27" draw:id="id27" draw:layer="layout" svg:width="3.065cm" svg:height="0.847cm" svg:x="24.112cm" svg:y="12.444cm">
          <text:list text:style-name="L1">
            <text:list-header>
              <text:p text:style-name="P2"><text:span text:style-name="T4">email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6" xml:id="id28" draw:id="id28" draw:layer="layout" svg:width="1.795cm" svg:height="0.847cm" svg:x="25.4cm" svg:y="13.714cm">
          <text:list text:style-name="L1">
            <text:list-header>
              <text:p text:style-name="P2"><text:span text:style-name="T3">phon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2.053cm" svg:y1="13.463cm" svg:x2="24.112cm" svg:y2="12.868cm" draw:start-shape="id26" draw:start-glue-point="0" draw:end-shape="id27" draw:end-glue-point="6" svg:d="M22053 13463l2059-595" svg:viewBox="0 0 2060 596">
          <text:p/>
        </draw:connector>
        <draw:connector draw:style-name="gr5" draw:text-style-name="P5" draw:layer="layout" draw:type="line" svg:x1="23.874cm" svg:y1="14.164cm" svg:x2="25.4cm" svg:y2="14.138cm" draw:end-shape="id28" draw:end-glue-point="6" svg:d="M23874 14164l1526-26" svg:viewBox="0 0 1527 27">
          <text:p/>
        </draw:connector>
        <draw:custom-shape draw:style-name="gr42" draw:text-style-name="P4" xml:id="id29" draw:id="id29" draw:layer="layout" svg:width="3.343cm" svg:height="1.777cm" svg:x="24.13cm" svg:y="7.62cm">
          <text:list text:style-name="L1">
            <text:list-header>
              <text:p text:style-name="P2"><text:span text:style-name="T2"/></text:p>
              <text:p text:style-name="P2"><text:span text:style-name="T2">Reached </text:span></text:p>
              <text:p text:style-name="P2"><text:span text:style-name="T2">on </text:span></text:p>
              <text:p text:style-name="P2"><text:span text:style-name="T2"/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21.757cm" svg:y1="13.453cm" svg:x2="25.802cm" svg:y2="9.397cm" draw:end-shape="id29" draw:end-glue-point="6" svg:d="M21757 13453l4045-4056" svg:viewBox="0 0 4046 4057">
          <text:p/>
        </draw:connector>
        <draw:connector draw:style-name="gr5" draw:text-style-name="P5" draw:layer="layout" draw:type="line" svg:x1="25.802cm" svg:y1="7.62cm" svg:x2="15.848cm" svg:y2="7.942cm" draw:start-shape="id29" draw:start-glue-point="4" draw:end-shape="id15" draw:end-glue-point="0" svg:d="M25802 7620l-9954 322" svg:viewBox="0 0 9955 323">
          <text:p/>
        </draw:connector>
        <draw:g>
          <draw:custom-shape draw:style-name="gr43" draw:text-style-name="P8" draw:layer="layout" svg:width="0.697cm" svg:height="0.726cm" svg:x="24.893cm" svg:y="10.16cm">
            <text:list text:style-name="L1">
              <text:list-header>
                <text:p text:style-name="P7"><text:span text:style-name="T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4" draw:text-style-name="P8" draw:layer="layout" svg:width="0.697cm" svg:height="0.726cm" svg:x="23.623cm" svg:y="6.857cm">
            <text:list text:style-name="L1">
              <text:list-header>
                <text:p text:style-name="P7"><text:span text:style-name="T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style-name="gr5" draw:text-style-name="P5" draw:layer="layout" draw:type="line" svg:x1="17.246cm" svg:y1="18.036cm" svg:x2="20.064cm" svg:y2="17.613cm" draw:end-shape="id30" draw:end-glue-point="6" svg:d="M17246 18036l2818-423" svg:viewBox="0 0 2819 424">
          <text:p/>
        </draw:connector>
        <draw:custom-shape draw:style-name="gr45" draw:text-style-name="P6" xml:id="id30" draw:id="id30" draw:layer="layout" svg:width="2.84cm" svg:height="0.847cm" svg:x="20.064cm" svg:y="17.189cm">
          <text:list text:style-name="L1">
            <text:list-header>
              <text:p text:style-name="P2"><text:span text:style-name="T3">pric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31" draw:id="id31" draw:layer="layout" svg:width="2.893cm" svg:height="1.442cm" svg:x="16.92cm" svg:y="14.561cm">
          <text:list text:style-name="L1">
            <text:list-header>
              <text:p text:style-name="P2"><text:span text:style-name="T2">paid by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5.425cm" svg:y1="17.568cm" svg:x2="18.367cm" svg:y2="16.003cm" draw:start-shape="id20" draw:start-glue-point="0" draw:end-shape="id31" draw:end-glue-point="6" svg:d="M15425 17568l2942-1565" svg:viewBox="0 0 2943 1566">
          <text:p/>
        </draw:connector>
        <draw:connector draw:style-name="gr5" draw:text-style-name="P5" draw:layer="layout" draw:type="line" svg:x1="18.367cm" svg:y1="14.561cm" svg:x2="20.232cm" svg:y2="14.014cm" draw:start-shape="id31" draw:start-glue-point="4" draw:end-shape="id26" draw:end-glue-point="3" svg:d="M18367 14561l1865-547" svg:viewBox="0 0 1866 548">
          <text:p/>
        </draw:connector>
        <draw:custom-shape draw:style-name="gr47" draw:text-style-name="P8" draw:layer="layout" svg:width="0.957cm" svg:height="0.758cm" svg:x="16.766cm" svg:y="16.51cm">
          <text:list text:style-name="L1">
            <text:list-header>
              <text:p text:style-name="P7"><text:span text:style-name="T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" xml:id="id32" draw:id="id32" draw:layer="layout" svg:width="2.893cm" svg:height="1.442cm" svg:x="7.62cm" svg:y="16.254cm">
          <text:list text:style-name="L1">
            <text:list-header>
              <text:p text:style-name="P2"><text:span text:style-name="T2">paid for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3.599cm" svg:y1="18.273cm" svg:x2="10.513cm" svg:y2="16.975cm" draw:end-shape="id32" draw:end-glue-point="7" svg:d="M13599 18273l-3086-1298" svg:viewBox="0 0 3087 1299">
          <text:p/>
        </draw:connector>
        <draw:connector draw:style-name="gr5" draw:text-style-name="P5" draw:layer="layout" draw:type="line" svg:x1="7.62cm" svg:y1="16.975cm" svg:x2="4.912cm" svg:y2="16.721cm" draw:start-shape="id32" draw:start-glue-point="5" draw:end-shape="id33" draw:end-glue-point="1" svg:d="M7620 16975l-2708-254" svg:viewBox="0 0 2709 255">
          <text:p/>
        </draw:connector>
        <draw:custom-shape draw:style-name="gr49" draw:text-style-name="P8" draw:layer="layout" svg:width="0.957cm" svg:height="0.758cm" svg:x="10.473cm" svg:y="17.273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8" draw:layer="layout" svg:width="0.957cm" svg:height="0.759cm" svg:x="5.843cm" svg:y="16.17cm">
          <text:list text:style-name="L1">
            <text:list-header>
              <text:p text:style-name="P7"><text:span text:style-name="T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0.957cm" svg:height="0.758cm" svg:x="4.379cm" svg:y="8.705cm">
          <text:list text:style-name="L2">
            <text:list-header>
              <text:p text:style-name="P7"><text:span text:style-name="T9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8" draw:layer="layout" svg:width="0.957cm" svg:height="0.758cm" svg:x="3.303cm" svg:y="6.152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6" xml:id="id34" draw:id="id34" draw:layer="layout" svg:width="2.84cm" svg:height="0.847cm" svg:x="19.05cm" svg:y="18.203cm">
          <text:list text:style-name="L1">
            <text:list-header>
              <text:p text:style-name="P2"><text:span text:style-name="T3">cardHol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7.246cm" svg:y1="18.035cm" svg:x2="19.05cm" svg:y2="18.627cm" draw:end-shape="id34" draw:end-glue-point="6" svg:d="M17246 18035l1804 592" svg:viewBox="0 0 1805 593">
          <text:p/>
        </draw:connector>
        <draw:custom-shape draw:style-name="gr54" draw:text-style-name="P3" xml:id="id39" draw:id="id39" draw:layer="layout" svg:width="3.642cm" svg:height="1.102cm" svg:x="23.028cm" svg:y="2.54cm">
          <text:list text:style-name="L1">
            <text:list-header>
              <text:p text:style-name="P2"><text:span text:style-name="T1">Ye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" xml:id="id43" draw:id="id43" draw:layer="layout" svg:width="3.642cm" svg:height="1.102cm" svg:x="22.353cm" svg:y="5.248cm">
          <text:list text:style-name="L1">
            <text:list-header>
              <text:p text:style-name="P2"><text:span text:style-name="T1">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6" xml:id="id35" draw:id="id35" draw:layer="layout" svg:width="2.284cm" svg:height="0.847cm" svg:x="22.102cm" svg:y="0.507cm">
          <text:list text:style-name="L1">
            <text:list-header>
              <text:p text:style-name="P2"><text:span text:style-name="T4">yea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4.632cm" svg:y1="2.54cm" svg:x2="23.244cm" svg:y2="1.354cm" draw:end-shape="id35" draw:end-glue-point="8" svg:d="M24632 2540l-1388-1186" svg:viewBox="0 0 1389 1187">
          <text:p/>
        </draw:connector>
        <draw:custom-shape draw:style-name="gr57" draw:text-style-name="P6" xml:id="id36" draw:id="id36" draw:layer="layout" svg:width="2.284cm" svg:height="0.847cm" svg:x="24.633cm" svg:y="0.507cm">
          <text:list text:style-name="L1">
            <text:list-header>
              <text:p text:style-name="P2"><text:span text:style-name="T3">fa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4.637cm" svg:y1="2.54cm" svg:x2="25.775cm" svg:y2="1.354cm" draw:end-shape="id36" draw:end-glue-point="8" svg:d="M24637 2540l1138-1186" svg:viewBox="0 0 1139 1187">
          <text:p/>
        </draw:connector>
        <draw:connector draw:style-name="gr5" draw:text-style-name="P5" draw:layer="layout" draw:type="line" svg:x1="25.655cm" svg:y1="5.252cm" svg:x2="26.289cm" svg:y2="4.912cm" draw:end-shape="id37" draw:end-glue-point="8" svg:d="M25655 5252l634-340" svg:viewBox="0 0 635 341">
          <text:p/>
        </draw:connector>
        <draw:custom-shape draw:style-name="gr58" draw:text-style-name="P6" xml:id="id37" draw:id="id37" draw:layer="layout" svg:width="1.777cm" svg:height="0.846cm" svg:x="25.4cm" svg:y="4.066cm">
          <text:list text:style-name="L1">
            <text:list-header>
              <text:p text:style-name="P2"><text:span text:style-name="T3">fa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" xml:id="id38" draw:id="id38" draw:layer="layout" svg:width="2.585cm" svg:height="1.437cm" svg:x="20.443cm" svg:y="3.303cm">
          <text:list text:style-name="L1">
            <text:list-header>
              <text:p text:style-name="P2"><text:span text:style-name="T2"/></text:p>
              <text:p text:style-name="P2"><text:span text:style-name="T2"/></text:p>
              <text:p text:style-name="P2"><text:span text:style-name="T2">On year</text:span></text:p>
              <text:p text:style-name="P2"><text:span text:style-name="T2"/></text:p>
              <text:p text:style-name="P2"><text:span text:style-name="T2"/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24.888cm" svg:y1="5.248cm" svg:x2="21.736cm" svg:y2="4.74cm" draw:end-shape="id38" draw:end-glue-point="6" svg:d="M24888 5248l-3152-508" svg:viewBox="0 0 3153 509">
          <text:p/>
        </draw:connector>
        <draw:connector draw:style-name="gr5" draw:text-style-name="P5" draw:layer="layout" draw:type="line" svg:x1="21.736cm" svg:y1="3.303cm" svg:x2="23.028cm" svg:y2="3.091cm" draw:start-shape="id38" draw:start-glue-point="4" draw:end-shape="id39" draw:end-glue-point="3" svg:d="M21736 3303l1292-212" svg:viewBox="0 0 1293 213">
          <text:p/>
        </draw:connector>
        <draw:custom-shape draw:style-name="gr60" draw:text-style-name="P8" draw:layer="layout" svg:width="0.957cm" svg:height="0.758cm" svg:x="22.243cm" svg:y="2.796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8" draw:layer="layout" svg:width="0.957cm" svg:height="0.758cm" svg:x="21.903cm" svg:y="4.648cm">
          <text:list text:style-name="L1">
            <text:list-header>
              <text:p text:style-name="P7"><text:span text:style-name="T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6" xml:id="id40" draw:id="id40" draw:layer="layout" svg:width="2.284cm" svg:height="0.846cm" svg:x="23.363cm" svg:y="3.894cm">
          <text:list text:style-name="L1">
            <text:list-header>
              <text:p text:style-name="P2"><text:span text:style-name="T4">da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5.647cm" svg:y1="5.252cm" svg:x2="24.505cm" svg:y2="4.74cm" draw:end-shape="id40" draw:end-glue-point="8" svg:d="M25647 5252l-1142-512" svg:viewBox="0 0 1143 513">
          <text:p/>
        </draw:connector>
        <draw:custom-shape draw:style-name="gr63" draw:text-style-name="P4" xml:id="id41" draw:id="id41" draw:layer="layout" svg:width="3.598cm" svg:height="1.213cm" svg:x="16.466cm" svg:y="0.507cm">
          <text:list text:style-name="L1">
            <text:list-header>
              <text:p text:style-name="P2"><text:span text:style-name="T2">On year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20.064cm" svg:y1="1.114cm" svg:x2="24.647cm" svg:y2="2.549cm" draw:start-shape="id41" draw:start-glue-point="7" svg:d="M20064 1114l4583 1435" svg:viewBox="0 0 4584 1436">
          <text:p/>
        </draw:connector>
        <draw:connector draw:style-name="gr5" draw:text-style-name="P5" draw:layer="layout" draw:type="line" svg:x1="16.466cm" svg:y1="1.114cm" svg:x2="14.706cm" svg:y2="1.742cm" draw:start-shape="id41" draw:start-glue-point="5" draw:end-shape="id1" draw:end-glue-point="0" svg:d="M16466 1114l-1760 628" svg:viewBox="0 0 1761 629">
          <text:p/>
        </draw:connector>
        <draw:custom-shape draw:style-name="gr64" draw:text-style-name="P8" draw:layer="layout" svg:width="0.957cm" svg:height="0.758cm" svg:x="15.046cm" svg:y="0.763cm">
          <text:list text:style-name="L1">
            <text:list-header>
              <text:p text:style-name="P7"><text:span text:style-name="T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8" draw:layer="layout" svg:width="0.956cm" svg:height="0.759cm" svg:x="5.786cm" svg:y="1.561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4" xml:id="id42" draw:id="id42" draw:layer="layout" svg:width="3.598cm" svg:height="1.693cm" svg:x="8.277cm" svg:y="4.56cm">
          <text:list text:style-name="L1">
            <text:list-header>
              <text:p text:style-name="P2"><text:span text:style-name="T2">On day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5.777cm" svg:y1="5.6cm" svg:x2="8.277cm" svg:y2="5.407cm" draw:end-shape="id42" draw:end-glue-point="5" svg:d="M5777 5600l2500-193" svg:viewBox="0 0 2501 194">
          <text:p/>
        </draw:connector>
        <draw:connector draw:style-name="gr5" draw:text-style-name="P5" draw:layer="layout" draw:type="line" svg:x1="11.875cm" svg:y1="5.407cm" svg:x2="22.353cm" svg:y2="5.799cm" draw:start-shape="id42" draw:start-glue-point="7" draw:end-shape="id43" draw:end-glue-point="3" svg:d="M11875 5407l10478 392" svg:viewBox="0 0 10479 393">
          <text:p/>
        </draw:connector>
        <draw:custom-shape draw:style-name="gr67" draw:text-style-name="P8" draw:layer="layout" svg:width="0.957cm" svg:height="0.759cm" svg:x="13.463cm" svg:y="4.824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8" draw:layer="layout" svg:width="0.957cm" svg:height="0.758cm" svg:x="7.364cm" svg:y="4.842cm">
          <text:list text:style-name="L1">
            <text:list-header>
              <text:p text:style-name="P7"><text:span text:style-name="T8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4" xml:id="id44" draw:id="id44" draw:layer="layout" svg:width="3.599cm" svg:height="1.693cm" svg:x="14.984cm" svg:y="3.387cm">
          <text:list text:style-name="L1">
            <text:list-header>
              <text:p text:style-name="P2"><text:span text:style-name="T2">Arrives to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6.784cm" svg:y1="3.387cm" svg:x2="14.706cm" svg:y2="2.844cm" draw:start-shape="id44" draw:start-glue-point="4" draw:end-shape="id1" draw:end-glue-point="2" svg:d="M16784 3387l-2078-543" svg:viewBox="0 0 2079 544">
          <text:p/>
        </draw:connector>
        <draw:connector draw:style-name="gr5" draw:text-style-name="P5" draw:layer="layout" draw:type="line" svg:x1="16.784cm" svg:y1="5.08cm" svg:x2="14.789cm" svg:y2="5.649cm" draw:start-shape="id44" draw:start-glue-point="6" svg:d="M16784 5080l-1995 569" svg:viewBox="0 0 1996 570">
          <text:p/>
        </draw:connector>
        <draw:custom-shape draw:style-name="gr70" draw:text-style-name="P8" draw:layer="layout" svg:width="0.957cm" svg:height="0.759cm" svg:x="15.747cm" svg:y="2.844cm">
          <text:list text:style-name="L2">
            <text:list-header>
              <text:p text:style-name="P7"><text:span text:style-name="T9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8" draw:layer="layout" svg:width="0.957cm" svg:height="0.758cm" svg:x="15.553cm" svg:y="4.648cm">
          <text:list text:style-name="L1">
            <text:list-header>
              <text:p text:style-name="P7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5" draw:text-style-name="P5" draw:layer="layout" draw:type="line" svg:x1="15.923cm" svg:y1="12.951cm" svg:x2="3.09cm" svg:y2="16.17cm" draw:start-shape="id18" draw:start-glue-point="2" svg:d="M15923 12951l-12833 3219" svg:viewBox="0 0 12834 3220">
          <text:p/>
        </draw:connector>
        <draw:custom-shape draw:style-name="gr72" draw:text-style-name="P9" draw:layer="layout" svg:width="1.019cm" svg:height="0.763cm" svg:x="5.08cm" svg:y="14.984cm">
          <text:p/>
          <draw:enhanced-geometry svg:viewBox="0 0 1017 763" draw:type="non-primitive" draw:enhanced-path="M 762 0 C 0 762 1016 762 1016 762 N"/>
        </draw:custom-shape>
        <draw:custom-shape draw:style-name="gr73" draw:text-style-name="P11" xml:id="id45" draw:id="id45" draw:layer="layout" svg:width="2.84cm" svg:height="0.847cm" svg:x="11.761cm" svg:y="10.923cm">
          <text:list text:style-name="L1">
            <text:list-header>
              <text:p text:style-name="P10"><text:span text:style-name="T10">ticketNumb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3.181cm" svg:y1="10.923cm" svg:x2="14.602cm" svg:y2="10.414cm" draw:start-shape="id45" draw:start-glue-point="4" svg:d="M13181 10923l1421-509" svg:viewBox="0 0 1422 510">
          <text:p/>
        </draw:connector>
        <draw:custom-shape draw:style-name="gr74" draw:text-style-name="P6" xml:id="id9" draw:id="id9" draw:layer="layout" svg:width="3.202cm" svg:height="0.847cm" svg:x="7.955cm" svg:y="10.592cm">
          <text:list text:style-name="L1">
            <text:list-header>
              <text:p text:style-name="P2"><text:span text:style-name="T4">flightNumb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6" xml:id="id46" draw:id="id46" draw:layer="layout" svg:width="3.201cm" svg:height="0.846cm" svg:x="7.973cm" svg:y="11.708cm">
          <text:list text:style-name="L1">
            <text:list-header>
              <text:p text:style-name="P2"><text:span text:style-name="T3">week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411cm" svg:y1="10.429cm" svg:x2="7.973cm" svg:y2="12.131cm" draw:end-shape="id46" draw:end-glue-point="6" svg:d="M6411 10429l1562 1702" svg:viewBox="0 0 1563 1703">
          <text:p/>
        </draw:connector>
        <draw:custom-shape draw:style-name="gr76" draw:text-style-name="P6" xml:id="id47" draw:id="id47" draw:layer="layout" svg:width="3.03cm" svg:height="0.847cm" svg:x="8.634cm" svg:y="0.507cm">
          <text:list text:style-name="L1">
            <text:list-header>
              <text:p text:style-name="P2"><text:span text:style-name="T4">id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4.706cm" svg:y1="1.742cm" svg:x2="11.664cm" svg:y2="0.931cm" draw:end-shape="id47" draw:end-glue-point="10" svg:d="M14706 1742l-3042-811" svg:viewBox="0 0 3043 812">
          <text:p/>
        </draw:connector>
        <draw:custom-shape draw:style-name="gr77" draw:text-style-name="P9" draw:layer="layout" svg:width="3.598cm" svg:height="1.91cm" svg:x="19.998cm" svg:y="3.0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8" draw:layer="layout" svg:width="7.395cm" svg:height="10.658cm" svg:x="6.165cm" svg:y="2.161cm" draw:page-number="1" presentation:class="page"/>
          <draw:custom-shape draw:style-name="gr79" draw:text-style-name="P9" draw:layer="layout" svg:width="15.774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23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8.213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62cm" svg:height="3.149cm" svg:x="2.064cm" svg:y="1.692cm" presentation:class="title" presentation:placeholder="true">
        <draw:text-box/>
      </draw:frame>
      <draw:frame presentation:style-name="Default-outline1" draw:layer="backgroundobjects" svg:width="23.362cm" svg:height="11.404cm" svg:x="2.064cm" svg:y="5.503cm" presentation:class="outline" presentation:placeholder="true">
        <draw:text-box/>
      </draw:frame>
      <draw:custom-shape draw:style-name="Mgr3" draw:text-style-name="MP5" draw:layer="backgroundobjects" svg:width="5.732cm" svg:height="1.27cm" svg:x="2.064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713cm" svg:height="1.27cm" svg:x="9.402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706cm" svg:height="1.243cm" svg:x="19.72cm" svg:y="17.3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72cm" svg:height="28.43cm" svg:x="0cm" svg:y="0cm">
          <text:p/>
        </draw:rect>
        <draw:custom-shape draw:style-name="Mgr6" draw:text-style-name="MP8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1cm" svg:height="34.908cm" svg:x="-32.774cm" svg:y="-32.769cm" presentation:class="page"/>
        <draw:frame presentation:style-name="Default-notes" draw:layer="backgroundobjects" svg:width="15.747cm" svg:height="12.766cm" svg:x="1.97cm" svg:y="13.50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mut Herzog</meta:initial-creator>
    <meta:creation-date>2005-05-13T13:32:50.117000000</meta:creation-date>
    <dc:date>2016-12-07T22:11:20.056956243</dc:date>
    <meta:editing-cycles>59</meta:editing-cycles>
    <meta:editing-duration>PT12H12M36S</meta:editing-duration>
    <meta:generator>LibreOffice/5.0.6.2$Linux_X86_64 LibreOffice_project/00m0$Build-2</meta:generator>
    <meta:document-statistic meta:object-count="155"/>
  </office:meta>
</office:document-meta>
</file>